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2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Letterhead]</text:p>
      <text:p text:style-name="P2">S. MORAIS,/</text:p>
      <text:p text:style-name="P2">546 N. FIFTH STREET,/</text:p>
      <text:p text:style-name="P2">PHILADELPHIA, PA./</text:p>
      <text:p text:style-name="P3"/>
      <text:p text:style-name="P3">[Page 1]</text:p>
      <text:p text:style-name="P2">Funeral address/</text:p>
      <text:p text:style-name="P3">I am the most unfit person to stand here in the/ capacity of a eulogist. <text:s/>Not because I disagree/ with the Sages of Israel, who hold that in the same/ manner as ill-will looks at the doings of another with/ jaundiced eyes, so is love apt to be completely blind/ to a friend's shortcomings. <text:s/>No, not for that reason/ am I disqualified to speak of the dear dead at this/ sad hour of parting, but for a motive, which I call/ selfish. <text:s/>I keenly feel, that myself and my/ children have lost in the demise of A. H. a very dear/ friend, long tried as such, and of a long standing./ <text:s/>Only four years are lacking to complete half a century,/ since I made the acquaintance of that sincere Jew-/-ess. <text:s/>Her tokens of touching consideration, of/ gentle goodness and loving kindness towards me, have/ been more numerous than I could count. <text:s/>To/ my household, she showed, for my sake, evidences of/ affection with great frequency. <text:s/>I therefore mourn/ with those who are given by the ordinance of nature/</text:p>
      <text:p text:style-name="P3"/>
      <text:p text:style-name="P3">[Page 2]</text:p>
      <text:p text:style-name="P3">and of nature's God the deepest cause for wail-/-ing and lamenting. <text:s/>What a mother they/ have lost, I, better than very many, could intel-/-ligently describe. <text:s/>Her heart free from the/ least spark of egotism, <text:soft-page-break/>was all aglow with a/ burning wish to promote her sons' happiness./ <text:s/>For that she yearned, for that she made sacrifices;/ for the success of every one to whom she had given/ birth, she ardently besought the Center./</text:p>
      <text:p text:style-name="P3">But if I am incapacitated from pronouncing a pa-/-negyric, because my feelings are too much wrought/ up by the loss sustained, I would sin of culpable ne-/-glect, as a servant of religion, if I did not allude by/ a single word to her benevolence, exercised at one time/ of her life in connection with an asylum of orphans;/ at other times in concert with women of her faith, conduct-/-ing a charitable organization, if I mentioned nothing/ of her personal generosity to the necessitous without/ distinction of creed or colour, of her attachment to the/ Dwelling of holiness, which she delighted to visit,/ and to uphold, as far as it lay in her power; if I/ did not allow even a passing reference to her broad/</text:p>
      <text:p text:style-name="P3"/>
      <text:p text:style-name="P3">[Page 3]</text:p>
      <text:p text:style-name="P3">views, exhibited in her endeavours previous to the/ memorable Centennial of 1876, and to her national sen-/-timents never flagging in their zeal............../ But no: thou friend of my youth, ever kind to/ me and mine, thou standest not in need of my/ poor language, as a tribute of personal regard./ <text:s/>Not to praise, but to pray now for the joys, is/ my incentive; for joys everlasting, unalloyed, which/ the recollection of good deeds performed, creates in/ that existence which thou hast just entered. <text:s/>There/ trials dare not intrude. <text:s/>Only what was supremely/ pleasurable here below, appears before the mind, to/ enhance the delights of Eden. <text:s/>Oh! mayest thou/ become imparadised in the contemplation of thy/ Maker, in whose presence glories abide, in whose right/ hand immortality has no station. <text:s/>May thy name and/ thy actions remain embalmed in the memory of thy/ sons and of all who appreciated thy sweet companion-/-ship whilst thou wast permitted long to tread the/ earth. <text:s/>May thy entrance in paradise be welcome by all the/ good and true who have preceded thee there, in the language of our/ prophet. <text:s/>Let her come in peace, resting in her spiritual couch, as ever/ one who has done what is righteous in the sight of God." <text:s/>Ame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39:50.90</meta:creation-date>
    <meta:document-statistic meta:table-count="0" meta:image-count="0" meta:object-count="0" meta:page-count="3" meta:paragraph-count="72" meta:word-count="759" meta:character-count="4718"/>
    <dc:date>2012-11-07T15:51:41.99</dc:date>
    <meta:editing-duration>PT11M51S</meta:editing-duration>
    <meta:editing-cycles>1</meta:editing-cycles>
    <meta:generator>OpenOffice.org/3.4.1$Win32 OpenOffice.org_project/341m1$Build-9593</meta:generator>
  </office:meta>
</office:document-meta>
</file>